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8.581cm" table:align="center" style:writing-mode="lr-tb"/>
    </style:style>
    <style:style style:name="Tabela1.A" style:family="table-column">
      <style:table-column-properties style:column-width="1.27cm"/>
    </style:style>
    <style:style style:name="Tabela1.B" style:family="table-column">
      <style:table-column-properties style:column-width="4.128cm"/>
    </style:style>
    <style:style style:name="Tabela1.C" style:family="table-column">
      <style:table-column-properties style:column-width="1.588cm"/>
    </style:style>
    <style:style style:name="Tabela1.D" style:family="table-column">
      <style:table-column-properties style:column-width="1.596cm"/>
    </style:style>
    <style:style style:name="Tabela1.1" style:family="table-row">
      <style:table-row-properties style:min-row-height="0.423cm" fo:keep-together="always"/>
    </style:style>
    <style:style style:name="Tabe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a1.B1" style:family="table-cell">
      <style:table-cell-properties style:vertical-align="middle" fo:padding-left="0.191cm" fo:padding-right="0.191cm" fo:padding-top="0cm" fo:padding-bottom="0cm" fo:border="0.25pt solid #000000" style:writing-mode="lr-tb"/>
    </style:style>
    <style:style style:name="Tabela1.3" style:family="table-row">
      <style:table-row-properties style:min-row-height="0.564cm" fo:keep-together="auto"/>
    </style:style>
    <style:style style:name="P1" style:family="paragraph" style:parent-style-name="Standard">
      <style:paragraph-properties fo:margin-left="0cm" fo:margin-right="0.635cm" fo:text-indent="0cm" style:auto-text-indent="false"/>
    </style:style>
    <style:style style:name="P2" style:family="paragraph" style:parent-style-name="Standard">
      <style:text-properties style:font-name-asian="Symbol"/>
    </style:style>
    <style:style style:name="P3" style:family="paragraph" style:parent-style-name="Standard">
      <style:paragraph-properties style:snap-to-layout-grid="false"/>
      <style:text-properties fo:font-size="8pt" style:font-name-asian="Symbol" style:font-size-asian="8pt" style:font-size-complex="8pt"/>
    </style:style>
    <style:style style:name="P4" style:family="paragraph" style:parent-style-name="Heading">
      <style:text-properties officeooo:rsid="000d1049" officeooo:paragraph-rsid="000d1049" style:font-name-asian="Symbol" style:font-name-complex="Symbol"/>
    </style:style>
    <style:style style:name="P5" style:family="paragraph" style:parent-style-name="Text_20_body">
      <style:text-properties style:font-name-asian="Symbol"/>
    </style:style>
    <style:style style:name="P6" style:family="paragraph" style:parent-style-name="Text_20_body">
      <style:text-properties style:font-name-asian="Symbol" style:font-name-complex="Symbol"/>
    </style:style>
    <style:style style:name="P7" style:family="paragraph" style:parent-style-name="Text_20_body">
      <style:text-properties officeooo:paragraph-rsid="0010434f" style:font-name-asian="Symbol" style:font-name-complex="Symbol"/>
    </style:style>
    <style:style style:name="P8" style:family="paragraph" style:parent-style-name="table_20_footnote">
      <style:text-properties style:font-name-asian="Symbol"/>
    </style:style>
    <style:style style:name="P9" style:family="paragraph" style:parent-style-name="equation">
      <style:paragraph-properties fo:margin-top="0.212cm" fo:margin-bottom="0.212cm" loext:contextual-spacing="false"/>
      <style:text-properties style:font-name-asian="Symbol" style:font-name-complex="Symbol"/>
    </style:style>
    <style:style style:name="P10" style:family="paragraph" style:parent-style-name="Abstract">
      <style:paragraph-properties fo:margin-top="0cm" fo:margin-bottom="0cm" loext:contextual-spacing="false"/>
      <style:text-properties style:font-name-asian="Symbol" style:font-name-complex="Symbol"/>
    </style:style>
    <style:style style:name="P11" style:family="paragraph" style:parent-style-name="Text_20__28_user_29_">
      <style:text-properties style:font-name-asian="Symbol"/>
    </style:style>
    <style:style style:name="P12" style:family="paragraph" style:parent-style-name="Reference_20_Head">
      <style:text-properties style:font-name-asian="Symbol"/>
    </style:style>
    <style:style style:name="P13" style:family="paragraph" style:parent-style-name="table_20_col_20_head">
      <style:text-properties style:font-name-asian="Symbol"/>
    </style:style>
    <style:style style:name="P14" style:family="paragraph" style:parent-style-name="table_20_col_20_subhead">
      <style:text-properties style:font-name-asian="Symbol"/>
    </style:style>
    <style:style style:name="P15" style:family="paragraph" style:parent-style-name="table_20_copy">
      <style:text-properties style:font-name-asian="Symbol"/>
    </style:style>
    <style:style style:name="P16" style:family="paragraph" style:parent-style-name="Standard" style:list-style-name="WW8Num14">
      <style:text-properties style:font-name-asian="Symbol"/>
    </style:style>
    <style:style style:name="P17" style:family="paragraph" style:parent-style-name="Standard" style:list-style-name="WW8Num14">
      <style:text-properties fo:font-size="8pt" style:font-name-asian="Symbol" style:font-size-asian="8pt" style:font-size-complex="8pt"/>
    </style:style>
    <style:style style:name="P18" style:family="paragraph" style:parent-style-name="Standard"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8a9d" officeooo:paragraph-rsid="00108a9d" style:font-name-asian="Symbol" style:font-name-complex="Symbol"/>
    </style:style>
    <style:style style:name="P19" style:family="paragraph" style:parent-style-name="Heading_20_2" style:list-style-name="">
      <style:paragraph-properties fo:margin-left="0.508cm" fo:margin-right="0cm" fo:keep-together="always" fo:text-indent="-0.508cm" style:auto-text-indent="false" style:text-autospace="ideograph-alpha">
        <style:tab-stops>
          <style:tab-stop style:position="0.635cm"/>
        </style:tab-stops>
      </style:paragraph-properties>
      <style:text-properties style:font-name-asian="Symbol" style:font-name-complex="Symbol"/>
    </style:style>
    <style:style style:name="P20"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108a9d" style:font-name-asian="Symbol" style:font-name-complex="Symbol"/>
    </style:style>
    <style:style style:name="P21" style:family="paragraph" style:parent-style-name="Heading_20_2" style:list-style-name="">
      <style:paragraph-properties fo:margin-left="0.508cm" fo:margin-right="0cm" fo:keep-together="always" fo:text-indent="-0.508cm" style:auto-text-indent="false" style:text-autospace="ideograph-alpha">
        <style:tab-stops>
          <style:tab-stop style:position="0.635cm"/>
        </style:tab-stops>
      </style:paragraph-properties>
      <style:text-properties style:font-name-asian="Symbol"/>
    </style:style>
    <style:style style:name="P22" style:family="paragraph" style:parent-style-name="Heading_20_1">
      <style:text-properties style:font-name-asian="Symbol"/>
    </style:style>
    <style:style style:name="P23" style:family="paragraph" style:parent-style-name="Heading_20_1">
      <style:paragraph-properties fo:margin-top="0.212cm" fo:margin-bottom="0.212cm" loext:contextual-spacing="false"/>
      <style:text-properties style:font-name-asian="Symbol"/>
    </style:style>
    <style:style style:name="P24" style:family="paragraph" style:parent-style-name="Heading_20_1">
      <style:paragraph-properties fo:margin-top="0.212cm" fo:margin-bottom="0.212cm" loext:contextual-spacing="false"/>
      <style:text-properties style:font-name-asian="Symbol" style:font-name-complex="Symbol"/>
    </style:style>
    <style:style style:name="P25" style:family="paragraph" style:parent-style-name="Heading_20_1">
      <style:paragraph-properties fo:margin-top="0.212cm" fo:margin-bottom="0.212cm" loext:contextual-spacing="false"/>
      <style:text-properties officeooo:rsid="000d1049" officeooo:paragraph-rsid="000d1049" style:font-name-asian="Symbol" style:font-name-complex="Symbol"/>
    </style:style>
    <style:style style:name="P26" style:family="paragraph" style:parent-style-name="Heading_20_1">
      <style:paragraph-properties fo:margin-top="0.212cm" fo:margin-bottom="0.212cm" loext:contextual-spacing="false"/>
      <style:text-properties officeooo:paragraph-rsid="00108a9d"/>
    </style:style>
    <style:style style:name="P27" style:family="paragraph" style:parent-style-name="Heading_20_3" style:list-style-name="">
      <style:paragraph-properties fo:margin-left="0cm" fo:margin-right="0cm" fo:line-height="0.423cm" fo:text-align="justify" style:justify-single-word="false" fo:text-indent="0.318cm" style:auto-text-indent="false" fo:keep-with-next="auto" style:text-autospace="ideograph-alpha">
        <style:tab-stops>
          <style:tab-stop style:position="0.953cm"/>
        </style:tab-stops>
      </style:paragraph-properties>
      <style:text-properties style:font-name-asian="Symbol"/>
    </style:style>
    <style:style style:name="P28" style:family="paragraph" style:parent-style-name="Heading_20_4" style:list-style-name="">
      <style:paragraph-properties fo:margin-left="0cm" fo:margin-right="0cm" fo:margin-top="0.071cm" fo:margin-bottom="0.071cm" loext:contextual-spacing="false" fo:text-align="justify" style:justify-single-word="false" fo:text-indent="0.635cm" style:auto-text-indent="false" fo:keep-with-next="auto" style:text-autospace="ideograph-alpha">
        <style:tab-stops>
          <style:tab-stop style:position="1.111cm"/>
          <style:tab-stop style:position="1.27cm"/>
        </style:tab-stops>
      </style:paragraph-properties>
      <style:text-properties style:font-name-asian="Symbol"/>
    </style:style>
    <style:style style:name="P29" style:family="paragraph" style:parent-style-name="References" style:list-style-name="WW8Num14">
      <style:text-properties style:font-name-asian="Symbol"/>
    </style:style>
    <style:style style:name="P30" style:family="paragraph" style:parent-style-name="References" style:list-style-name="">
      <style:paragraph-properties fo:margin-left="0cm" fo:margin-right="0cm" fo:text-indent="0cm" style:auto-text-indent="false"/>
      <style:text-properties style:font-name-asian="Symbol"/>
    </style:style>
    <style:style style:name="P31" style:family="paragraph" style:parent-style-name="Text_20__28_user_29_" style:master-page-name="Standard">
      <style:paragraph-properties fo:margin-left="0cm" fo:margin-right="0cm" fo:text-indent="0cm" style:auto-text-indent="false" style:page-number="auto"/>
      <style:text-properties style:font-name="Symbol" fo:font-size="1pt" style:font-name-asian="Symbol" style:font-size-asian="1pt" style:font-name-complex="Symbol" style:font-size-complex="9pt"/>
    </style:style>
    <style:style style:name="P32" style:family="paragraph" style:parent-style-name="bullet_20_list">
      <style:text-properties style:font-name-asian="Symbol"/>
    </style:style>
    <style:style style:name="P33" style:family="paragraph" style:parent-style-name="bullet_20_list">
      <style:text-properties style:font-name-asian="Symbol" style:font-name-complex="Symbol"/>
    </style:style>
    <style:style style:name="P34" style:family="paragraph" style:parent-style-name="figure_20_caption">
      <style:text-properties style:font-name-asian="Symbol"/>
    </style:style>
    <style:style style:name="P35" style:family="paragraph" style:parent-style-name="table_20_head">
      <style:text-properties style:font-name-asian="Symbol"/>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style:font-name-complex="Symbol"/>
    </style:style>
    <style:style style:name="T5" style:family="text">
      <style:text-properties fo:font-style="italic" style:font-style-asian="italic" style:font-style-complex="italic"/>
    </style:style>
    <style:style style:name="T6" style:family="text">
      <style:text-properties fo:font-size="8pt" style:font-size-asian="8pt" style:font-size-complex="8pt"/>
    </style:style>
    <style:style style:name="T7" style:family="text">
      <style:text-properties fo:font-size="8pt" officeooo:rsid="00108a9d" style:font-size-asian="8pt" style:font-size-complex="8pt"/>
    </style:style>
    <style:style style:name="T8" style:family="text">
      <style:text-properties fo:font-size="8pt" fo:font-style="italic" style:font-size-asian="8pt" style:font-style-asian="italic" style:font-size-complex="8pt" style:font-style-complex="italic"/>
    </style:style>
    <style:style style:name="T9" style:family="text">
      <style:text-properties style:font-name="Symbol" fo:font-style="italic" style:font-style-asian="italic" style:font-name-complex="Symbol" style:font-style-complex="italic"/>
    </style:style>
    <style:style style:name="T10" style:family="text">
      <style:text-properties style:text-position="sub 58%"/>
    </style:style>
    <style:style style:name="T11" style:family="text">
      <style:text-properties fo:font-style="normal" style:font-style-asian="normal" style:font-style-complex="normal"/>
    </style:style>
    <style:style style:name="T12" style:family="text">
      <style:text-properties style:text-position="super 58%"/>
    </style:style>
    <style:style style:name="T13" style:family="text">
      <style:text-properties style:text-position="super 58%" fo:font-style="italic" style:font-style-asian="italic" style:font-style-complex="italic"/>
    </style:style>
    <style:style style:name="T14" style:family="text">
      <style:text-properties officeooo:rsid="000e9f60"/>
    </style:style>
    <style:style style:name="T15" style:family="text">
      <style:text-properties officeooo:rsid="00108a9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note text:id="ftn1" text:note-class="footnote"><text:note-citation text:label=""></text:note-citation><text:note-body><text:p text:style-name="Footnote">*Resrach supported by ABC Foundation.</text:p><text:p text:style-name="Footnote">F. A. Author is with the National Institute of Standards and Technology, Boulder, CO 80305 USA (corresponding author to provide phone: 303-555-5555; fax: 303-555-5555; e-mail: author@ boulder.nist.gov). </text:p><text:p text:style-name="Footnote">S. B. Author, Jr., was with Rice University, Houston, TX 77005 USA. He is now with the Department of Physics, Colorado State University, Fort Collins, CO 80523 USA (e-mail: author@lamar. colostate.edu).</text:p><text:p text:style-name="Footnote">T. C. Author is with the Electrical Engineering Department, University of Colorado, Boulder, CO 80309 USA, on leave from the National Research Institute for Metals, Tsukuba, Japan (e-mail: author@nrim.go.jp).</text:p></text:note-body></text:note></text:p>
      <text:p text:style-name="P10"><draw:frame draw:style-name="fr2" draw:name="Quadro1" text:anchor-type="paragraph" svg:y="3.66cm" svg:width="16.51cm" draw:z-index="0"><draw:text-box fo:min-height="0.058cm"><text:p text:style-name="P4">Trabalho 1 de Tópicos Especiais em Arquitetura de Computadores</text:p></draw:text-box></draw:frame><draw:frame draw:style-name="fr3" draw:name="Quadro2" text:anchor-type="paragraph" svg:x="2.847cm" svg:y="3.66cm" svg:width="16.002cm" draw:z-index="1"><draw:text-box fo:min-height="0.058cm"><text:p text:style-name="Authors"><text:span text:style-name="T2">Matheus</text:span><text:span text:style-name="T1"> </text:span><text:span text:style-name="T2">M</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text:span text:style-name="T5">Abstract</text:span>— This electronic document is a “live” template. The various components of your paper [title, text, heads, etc.] are already defined on the style sheet, as illustrated by the portions given in this document.</text:p>
      <text:h text:style-name="P25" text:outline-level="1">I<text:span text:style-name="T6">NTROD</text:span><text:span text:style-name="T7">UÇÃO</text:span></text:h>
      <text:p text:style-name="P7"><text:span text:style-name="T14"><text:tab/>N</text:span>este projeto iremos comparar o desempenho de uma tarefa (multiplicação de matrizes) por comandos sequenciais utilizando a linguagem C normalmente e por comandos em computação paralela utilizando CUDA.<text:line-break/><text:tab/><text:tab/>CUDA (Compute Unified Device Architeture) é uma plataforma de computação paralela inventada pela NVID<text:span text:style-name="T14">I</text:span>A. É utilizada como uma extensão da linguagem C com objetivo de aproveitar a unidade de processamento gráfico (GPU), possibilitando aumentos significativos de desempenho computacional.<text:line-break/><text:tab/><text:tab/>Computação paralela é uma técnica que envolve a divisão de tarefas em threads podendo realizar multiplas ações simultaneamente, difere do método sequencial que, como o nome já diz executa em sequência cada ação.</text:p>
      <text:h text:style-name="P26" text:outline-level="1"><text:span text:style-name="T3">M</text:span><text:span text:style-name="T15">etodologia</text:span></text:h>
      <text:h text:style-name="P20" text:outline-level="2"><text:s text:c="6"/>Este projeto pode ser encarado como um estudo comparativo entre duas técnicas de computação: a sequencial e a paralela. Abordaremos cada uma das técnicas diretamente usando as ferramentas ideais para cada e depois faremos um confronto entre os resultados obtidos quanto a desempenho. Para computação sequencial usaremos a linguagem C e para paralela utilizaremos a extensão de C, CUDA.</text:h>
      <text:p text:style-name="P18"><text:tab/><text:tab/><text:tab/><text:tab/>Para que as análises entre as técnicas sejam relevantes realizaremos a mesma tarefa, uma multiplicação de matrizes repetidas vezes. Esta multiplicação será abordada pela sequencial utilizando loops enquanto na paralela será feita por um esquema de ladrilhos.</text:p>
      <text:p text:style-name="P18"/>
      <text:p text:style-name="P18">IMAGEM REPRESENTATIVA DE LADRILHOS E LOOPS</text:p>
      <text:p text:style-name="P18"/>
      <text:p text:style-name="P18"><text:s text:c="9"/>Utilizando (nome da ferramenta de análise) poderemos medir o tempo de execução. Haverá 3 casos teste, o primeiro a matriz será multiplicada, no segundo essa mesma multiplicação será repetida 100 vezes e finalmente no útilmo caso 1000 vezes. Com os dados de desempenho colhidos confeccionaremos gráficos expositivos dos resultados.</text:p>
      <text:h text:style-name="P24" text:outline-level="1">M<text:span text:style-name="T6">ATH</text:span></text:h>
      <text:p text:style-name="P6">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P6">Finally, complete content and organizational editing before formatting. Please take note of the following items when proofreading spelling and grammar:</text:p>
      <text:h text:style-name="P19" text:outline-level="2">A. <text:tab/>Abbreviations and Acronyms</text:h>
      <text:p text:style-name="P6">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P19" text:outline-level="2">B.<text:tab/>Units</text:h>
      <text:list xml:id="list6660051939930551243" text:style-name="WW8Num6">
        <text:list-item>
          <text:p text:style-name="P33">Use either SI (MKS) or CGS as primary units. (SI units are encouraged.) English units may be used as secondary units (in parentheses). An exception would be the use of English units as identifiers in trade, such as “3.5-inch disk drive”.</text:p>
        </text:list-item>
        <text:list-item>
          <text:p text:style-name="P33">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33">Do not mix complete spellings and abbreviations of units: “Wb/m2” or “webers per square meter”, not “webers/m2”. <text:s/>Spell out units when they appear in text: “. . . a few henries”, not “. . . a few H”.</text:p>
        </text:list-item>
        <text:list-item>
          <text:p text:style-name="P33">Use a zero before decimal points: “0.25”, not “.25”. Use “cm3”, not “cc”. (<text:span text:style-name="T5">bullet list</text:span>)</text:p>
        </text:list-item>
      </text:list>
      <text:h text:style-name="P19" text:outline-level="2">C.<text:tab/>Equations</text:h>
      <text:p text:style-name="P6">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 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P9"><text:soft-page-break/><text:tab/><text:tab/></text:p>
      <text:p text:style-name="P6">Note that the equation is centered using a center tab stop. Be sure that the symbols in your equation have been defined before or immediately following the equation. Use “(1)”, not “Eq. (1)” or “equation (1)”, except at the beginning of a sentence: “Equation (1) is . . .”</text:p>
      <text:h text:style-name="P19" text:outline-level="2">D.<text:tab/>Some Common Mistakes</text:h>
      <text:list xml:id="list141831019057352" text:continue-numbering="true" text:style-name="WW8Num6">
        <text:list-item>
          <text:p text:style-name="P33">The word “data” is plural, not singular.</text:p>
        </text:list-item>
        <text:list-item>
          <text:p text:style-name="P32"><text:span text:style-name="T4">The subscript for the permeability of vacuum </text:span><text:span text:style-name="T9"></text:span><text:span text:style-name="T10">0</text:span>, and other common scientific constants, is zero with subscript formatting, not a lowercase letter “o”.</text:p>
        </text:list-item>
        <text:list-item>
          <text:p text:style-name="P32">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32">A graph within a graph is an “inset”, not an “insert”. The word alternatively is preferred to the word “alternately” (unless you really mean something that alternates).</text:p>
        </text:list-item>
        <text:list-item>
          <text:p text:style-name="P32">Do not use the word “essentially” to mean “approximately” or “effectively”.</text:p>
        </text:list-item>
        <text:list-item>
          <text:p text:style-name="P32">In your paper title, if the words “that uses” can accurately replace the word “using”, capitalize the “u”; if not, keep using lower-cased.</text:p>
        </text:list-item>
        <text:list-item>
          <text:p text:style-name="P32">Be aware of the different meanings of the homophones “affect” and “effect”, “complement” and “compliment”, “discreet” and “discrete”, “principal” and “principle”.</text:p>
        </text:list-item>
        <text:list-item>
          <text:p text:style-name="P32">Do not confuse “imply” and “infer”.</text:p>
        </text:list-item>
        <text:list-item>
          <text:p text:style-name="P32">The prefix “non” is not a word; it should be joined to the word it modifies, usually without a hyphen.</text:p>
        </text:list-item>
        <text:list-item>
          <text:p text:style-name="P32">There is no period after the “et” in the Latin abbreviation “et al.”.</text:p>
        </text:list-item>
        <text:list-item>
          <text:p text:style-name="P32">The abbreviation “i.e.” means “that is”, and the abbreviation “e.g.” means “for example”.</text:p>
        </text:list-item>
      </text:list>
      <text:p text:style-name="P11">An excellent style manual for science writers is [7].</text:p>
      <text:h text:style-name="P23" text:outline-level="1">Using the Template</text:h>
      <text:p text:style-name="P5">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P21" text:outline-level="2">A.<text:tab/>Authors and Affiliations</text:h>
      <text:p text:style-name="P5">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P27" text:outline-level="3">For author/s of only one affiliation (Heading 3): <text:span text:style-name="T11">To change the default, adjust the template as follows.</text:span></text:h>
      <text:h text:style-name="P28" text:outline-level="4">Selection (Heading 4): <text:span text:style-name="T11">Highlight all author and affiliation lines.</text:span></text:h>
      <text:h text:style-name="P28" text:outline-level="4">Change number of columns: <text:span text:style-name="T11">Select the Columns icon from the MS Word Standard toolbar and then select “1 Column” from the selection palette.</text:span></text:h>
      <text:h text:style-name="P28" text:outline-level="4">Deletion: <text:span text:style-name="T11">Delete the author and affiliation lines for the second affiliation.</text:span></text:h>
      <text:h text:style-name="P28" text:outline-level="4">For author/s of more than two affiliations: <text:span text:style-name="T11">To change the default, adjust the template as follows.</text:span></text:h>
      <text:h text:style-name="P28" text:outline-level="4">Selection: <text:span text:style-name="T11">Highlight all author and affiliation lines.</text:span></text:h>
      <text:h text:style-name="P28" text:outline-level="4">Change number of columns: <text:span text:style-name="T11">Select the “Columns” icon from the MS Word Standard toolbar and then select “1 Column” from the selection palette.</text:span></text:h>
      <text:h text:style-name="P28" text:outline-level="4">Highlight author and affiliation lines of affiliation 1 and copy this selection.</text:h>
      <text:h text:style-name="P28" text:outline-level="4">Formatting: <text:span text:style-name="T11">Insert one hard return immediately after the last character of the last affiliation line. Then paste down the copy of affiliation 1. Repeat as necessary for each additional affiliation.</text:span></text:h>
      <text:h text:style-name="P28" text:outline-level="4">Reassign number of columns: <text:span text:style-name="T11">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P21" text:outline-level="2">B.<text:tab/>Identify the Headings</text:h>
      <text:p text:style-name="P5">Headings, or heads, are organizational devices that guide the reader through your paper. There are two types: component heads and text heads.</text:p>
      <text:p text:style-name="P5">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P5">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P21" text:outline-level="2"><text:soft-page-break/>C.<text:tab/>Figures and Tables</text:h>
      <text:h text:style-name="P27" text:outline-level="3">Positioning Figures and Tables: <text:span text:style-name="T11">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913864237222913339" text:style-name="WW8Num13">
        <text:list-item>
          <text:p text:style-name="P35">Table Type Styles</text:p>
        </text:list-item>
      </text:list>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table:number-rows-spanned="2" office:value-type="string">
              <text:p text:style-name="P13">Table Head</text:p>
            </table:table-cell>
            <table:table-cell table:style-name="Tabela1.B1" table:number-columns-spanned="3" office:value-type="string">
              <text:p text:style-name="P13">Table Column Head</text:p>
            </table:table-cell>
            <table:covered-table-cell/>
            <table:covered-table-cell/>
          </table:table-row>
          <table:table-row table:style-name="Tabela1.1">
            <table:covered-table-cell/>
            <table:table-cell table:style-name="Tabela1.A1" office:value-type="string">
              <text:p text:style-name="P14">Table column subhead</text:p>
            </table:table-cell>
            <table:table-cell table:style-name="Tabela1.A1" office:value-type="string">
              <text:p text:style-name="P14">Subhead</text:p>
            </table:table-cell>
            <table:table-cell table:style-name="Tabela1.B1" office:value-type="string">
              <text:p text:style-name="P14">Subhead</text:p>
            </table:table-cell>
          </table:table-row>
        </table:table-header-rows>
        <table:table-row table:style-name="Tabela1.3">
          <table:table-cell table:style-name="Tabela1.A1" office:value-type="string">
            <text:p text:style-name="P15">copy</text:p>
          </table:table-cell>
          <table:table-cell table:style-name="Tabela1.A1" office:value-type="string">
            <text:p text:style-name="P15">More table copy<text:span text:style-name="T12">a</text:span></text:p>
          </table:table-cell>
          <table:table-cell table:style-name="Tabela1.A1" office:value-type="string">
            <text:p text:style-name="P3"/>
          </table:table-cell>
          <table:table-cell table:style-name="Tabela1.B1" office:value-type="string">
            <text:p text:style-name="P3"/>
          </table:table-cell>
        </table:table-row>
      </table:table>
      <text:p text:style-name="P8">a. Sample of a Table footnote. (Table footnote)</text:p>
      <text:p text:style-name="P2"/>
      <text:list xml:id="list6949918598440199217" text:style-name="WW8Num12">
        <text:list-item>
          <text:p text:style-name="P34">Example of a figure caption. <text:span text:style-name="T5">(figure caption)</text:span></text:p>
        </text:list-item>
      </text:list>
      <text:p text:style-name="P11">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P22" text:outline-level="1">Conclusion</text:h>
      <text:p text:style-name="P11">A conclusion section is not required. Although a conclusion may review the main points of the paper, do not replicate the abstract as the conclusion. A conclusion might elaborate on the importance of the work or suggest applications and extensions. </text:p>
      <text:p text:style-name="P12">Appendix</text:p>
      <text:p text:style-name="P11">Appendixes should appear before the acknowledgment.</text:p>
      <text:p text:style-name="P12">Acknowledgment</text:p>
      <text:p text:style-name="P11">The preferred spelling of the word “acknowledgment” in America is without an “e” after the “g”. Avoid the stilted expression, “One of us (R. B. G.) thanks . . .” <text:s/>Instead, try “R. B. G. thanks”. Put sponsor acknowledgments in the unnumbered footnote on the first page.</text:p>
      <text:p text:style-name="P12">References</text:p>
      <text:list xml:id="list1200198943533685402" text:style-name="WW8Num14">
        <text:list-item>
          <text:p text:style-name="P16"><text:span text:style-name="T6">G. O. Young, “Synthetic structure of industrial plastics (Book style with paper title and editor),” <text:tab/>in </text:span><text:span text:style-name="T8">Plastics</text:span><text:span text:style-name="T6">, 2nd ed. vol. 3, J. Peters, Ed. <text:s/>New York: McGraw-Hill, 1964, pp. 15–64.</text:span></text:p>
        </text:list-item>
        <text:list-item>
          <text:p text:style-name="P16"><text:span text:style-name="T6">W.-K. Chen, </text:span><text:span text:style-name="T8">Linear Networks and Systems</text:span><text:span text:style-name="T6"> (Book style)</text:span><text:span text:style-name="T8">.</text:span><text:span text:style-name="T6"><text:tab/>Belmont, CA: Wadsworth, 1993, pp. 123–135.</text:span></text:p>
        </text:list-item>
        <text:list-item>
          <text:p text:style-name="P16"><text:span text:style-name="T6"><text:tab/>H. Poor, </text:span><text:span text:style-name="T8">An Introduction to Signal Detection and Estimation</text:span><text:span text:style-name="T6">. <text:s text:c="2"/>New York: Springer-Verlag, 1985, ch. 4.</text:span></text:p>
        </text:list-item>
        <text:list-item>
          <text:p text:style-name="P29">B. Smith, “An approach to graphs of linear forms (Unpublished work style),” unpublished.</text:p>
        </text:list-item>
        <text:list-item>
          <text:p text:style-name="P16"><text:span text:style-name="T6">E. H. Miller, “A note on reflector arrays (Periodical style—Accepted for publication),” </text:span><text:span text:style-name="T8">IEEE Trans. Antennas Propagat.</text:span><text:span text:style-name="T6">, to be published.</text:span></text:p>
        </text:list-item>
        <text:list-item>
          <text:p text:style-name="P16"><text:span text:style-name="T6">J. Wang, “Fundamentals of erbium-doped fiber amplifiers arrays (Periodical style—Submitted for publication),” </text:span><text:span text:style-name="T8">IEEE J. Quantum Electron.</text:span><text:span text:style-name="T6">, submitted for publication.</text:span></text:p>
        </text:list-item>
        <text:list-item>
          <text:p text:style-name="P29">C. J. Kaufman, Rocky Mountain Research Lab., Boulder, CO, private communication, May 1995.</text:p>
        </text:list-item>
        <text:list-item>
          <text:p text:style-name="P29"><draw:frame draw:style-name="fr4" draw:name="Quadro3" text:anchor-type="char" svg:x="-9.156cm" svg:y="4.671cm" svg:width="8.514cm" svg:height="3.2cm" draw:z-index="5"><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Y. Yorozu, M. Hirano, K. Oka, and Y. Tagawa, “Electron spectroscopy studies on magneto-optical media and plastic substrate interfaces(Translation Journals style),” <text:span text:style-name="T5">IEEE Transl. J. Magn.Jpn.</text:span>, vol. 2, Aug. 1987, pp. 740–741 [<text:span text:style-name="T5">Dig. 9</text:span><text:span text:style-name="T13">th</text:span><text:span text:style-name="T5"> Annu. Conf. Magnetics</text:span> Japan, 1982, p. 301].</text:p>
        </text:list-item>
        <text:list-item>
          <text:p text:style-name="P29">M. Young, <text:span text:style-name="T5">The Techincal Writers Handbook.</text:span> <text:s/>Mill Valley, CA: University Science, 1989.</text:p>
        </text:list-item>
        <text:list-item>
          <text:p text:style-name="P16"><text:span text:style-name="T6">J. U. Duncombe, “Infrared navigation—Part I: An assessment of feasibility (Periodical style),” </text:span><text:span text:style-name="T8">IEEE Trans. Electron Devices</text:span><text:span text:style-name="T6">, vol. ED-11, pp. 34–39, Jan. 1959.</text:span></text:p>
        </text:list-item>
        <text:list-item>
          <text:p text:style-name="P16"><text:span text:style-name="T6"><text:tab/>S. Chen, B. Mulgrew, and P. M. Grant, “A clustering technique for digital communications channel equalization using radial basis function networks,” </text:span><text:span text:style-name="T8">IEEE Trans. Neural Networks</text:span><text:span text:style-name="T6">, vol. 4, pp. 570–578, July 1993.</text:span></text:p>
        </text:list-item>
        <text:list-item>
          <text:p text:style-name="P16"><text:span text:style-name="T6">R. W. Lucky, “Automatic equalization for digital communication,” </text:span><text:span text:style-name="T8">Bell Syst. Tech. J.</text:span><text:span text:style-name="T6">, vol. 44, no. 4, pp. 547–588, Apr. 1965.</text:span></text:p>
        </text:list-item>
        <text:list-item>
          <text:p text:style-name="P16"><text:span text:style-name="T6">S. P. Bingulac, “On the compatibility of adaptive controllers (Published Conference Proceedings style),” in </text:span><text:span text:style-name="T8">Proc. 4th Annu. Allerton Conf. Circuits and Systems Theory</text:span><text:span text:style-name="T6">, New York, 1994, pp. 8–16.</text:span></text:p>
        </text:list-item>
        <text:list-item>
          <text:p text:style-name="P16"><text:span text:style-name="T6">G. R. Faulhaber, “Design of service systems with priority reservation,” in </text:span><text:span text:style-name="T8">Conf. Rec. 1995 IEEE Int. Conf. Communications,</text:span><text:span text:style-name="T6"> pp. 3–8.</text:span></text:p>
        </text:list-item>
        <text:list-item>
          <text:p text:style-name="P16"><text:span text:style-name="T6">W. D. Doyle, “Magnetization reversal in films with biaxial anisotropy,” in </text:span><text:span text:style-name="T8">1987 Proc. INTERMAG Conf.</text:span><text:span text:style-name="T6">, pp. 2.2-1–2.2-6.</text:span></text:p>
        </text:list-item>
        <text:list-item>
          <text:p text:style-name="P17">G. W. Juette and L. E. Zeffanella, “Radio noise currents n short sections on bundle conductors (Presented Conference Paper style),” presented at the IEEE Summer power Meeting, Dallas, TX, June 22–27, 1990, Paper 90 SM 690-0 PWRS.</text:p>
        </text:list-item>
        <text:list-item>
          <text:p text:style-name="P29">J. G. Kreifeldt, “An analysis of surface-detected EMG as an amplitude-modulated noise,” presented at the 1989 Int. Conf. Medicine and Biological Engineering, Chicago, IL.</text:p>
        </text:list-item>
        <text:list-item>
          <text:p text:style-name="P29">J. Williams, “Narrow-band analyzer (Thesis or Dissertation style),” Ph.D. dissertation, Dept. Elect. Eng., Harvard Univ., Cambridge, MA, 1993. </text:p>
        </text:list-item>
        <text:list-item>
          <text:p text:style-name="P29">N. Kawasaki, “Parametric study of thermal and chemical nonequilibrium nozzle flow,” M.S. thesis, Dept. Electron. Eng., Osaka Univ., Osaka, Japan, 1993.</text:p>
        </text:list-item>
        <text:list-item>
          <text:p text:style-name="P29">J. P. Wilkinson, “Nonlinear resonant circuit devices (Patent style),” U.S. Patent 3 624 12, July 16, 1990. </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loext: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loext: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loext: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loext: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loext: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loext: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loext: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4"><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1-01T14:18:28.136624951</dc:date>
    <meta:print-date>2012-01-31T00:17:00</meta:print-date>
    <meta:editing-cycles>7</meta:editing-cycles>
    <meta:editing-duration>PT10M39S</meta:editing-duration>
    <meta:generator>LibreOffice/5.1.4.2$Linux_X86_64 LibreOffice_project/f99d75f39f1c57ebdd7ffc5f42867c12031db97a</meta:generator>
    <meta:document-statistic meta:table-count="1" meta:image-count="0" meta:object-count="0" meta:page-count="3" meta:paragraph-count="102" meta:word-count="2555" meta:character-count="15775" meta:non-whitespace-character-count="13350"/>
  </office:meta>
</office:document-meta>
</file>